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0e1f9"/>
    </style:style>
    <style:style style:name="P2" style:family="paragraph" style:parent-style-name="Standard">
      <style:text-properties officeooo:paragraph-rsid="0013d2b6"/>
    </style:style>
    <style:style style:name="P3" style:family="paragraph" style:parent-style-name="Standard">
      <style:text-properties officeooo:paragraph-rsid="0014eb6b"/>
    </style:style>
    <style:style style:name="P4" style:family="paragraph" style:parent-style-name="Standard">
      <style:text-properties officeooo:paragraph-rsid="00153b60"/>
    </style:style>
    <style:style style:name="P5" style:family="paragraph" style:parent-style-name="Standard">
      <style:text-properties officeooo:paragraph-rsid="00255ade"/>
    </style:style>
    <style:style style:name="P6" style:family="paragraph" style:parent-style-name="Standard">
      <style:text-properties officeooo:rsid="00102e24" officeooo:paragraph-rsid="0013d2b6"/>
    </style:style>
    <style:style style:name="P7" style:family="paragraph" style:parent-style-name="Standard">
      <style:text-properties fo:font-style="italic" officeooo:rsid="0016876e" officeooo:paragraph-rsid="00255ade" style:font-style-asian="italic" style:font-style-complex="italic"/>
    </style:style>
    <style:style style:name="P8" style:family="paragraph" style:parent-style-name="Standard">
      <style:text-properties fo:font-style="italic" officeooo:rsid="001727bb" officeooo:paragraph-rsid="00255ade" style:font-style-asian="italic" style:font-style-complex="italic"/>
    </style:style>
    <style:style style:name="P9" style:family="paragraph" style:parent-style-name="Standard">
      <style:text-properties fo:font-style="italic" officeooo:rsid="001727bb" officeooo:paragraph-rsid="002d1d3f" style:font-style-asian="italic" style:font-style-complex="italic"/>
    </style:style>
    <style:style style:name="P10" style:family="paragraph" style:parent-style-name="Standard">
      <style:text-properties fo:font-style="italic" officeooo:rsid="002ba28d" officeooo:paragraph-rsid="00255ade" style:font-style-asian="italic" style:font-style-complex="italic"/>
    </style:style>
    <style:style style:name="P11" style:family="paragraph" style:parent-style-name="Standard">
      <style:text-properties fo:font-style="normal" officeooo:rsid="0040b012" officeooo:paragraph-rsid="00153b60" style:font-style-asian="normal" style:font-style-complex="normal"/>
    </style:style>
    <style:style style:name="P12" style:family="paragraph" style:parent-style-name="Standard">
      <style:text-properties fo:font-style="normal" officeooo:rsid="003daae7" officeooo:paragraph-rsid="00153b60" style:font-style-asian="normal" style:font-style-complex="normal"/>
    </style:style>
    <style:style style:name="P13" style:family="paragraph" style:parent-style-name="Standard">
      <style:text-properties officeooo:paragraph-rsid="00153b60"/>
    </style:style>
    <style:style style:name="T1" style:family="text">
      <style:text-properties officeooo:rsid="00102e24"/>
    </style:style>
    <style:style style:name="T2" style:family="text">
      <style:text-properties officeooo:rsid="0010e1f9"/>
    </style:style>
    <style:style style:name="T3" style:family="text">
      <style:text-properties officeooo:rsid="0013d2b6"/>
    </style:style>
    <style:style style:name="T4" style:family="text">
      <style:text-properties officeooo:rsid="0014eb6b"/>
    </style:style>
    <style:style style:name="T5" style:family="text">
      <style:text-properties officeooo:rsid="0016534a"/>
    </style:style>
    <style:style style:name="T6" style:family="text">
      <style:text-properties fo:font-style="italic" officeooo:rsid="0016534a" style:font-style-asian="italic" style:font-style-complex="italic"/>
    </style:style>
    <style:style style:name="T7" style:family="text">
      <style:text-properties fo:font-style="italic" officeooo:rsid="0016876e" style:font-style-asian="italic" style:font-style-complex="italic"/>
    </style:style>
    <style:style style:name="T8" style:family="text">
      <style:text-properties fo:font-style="italic" officeooo:rsid="001727bb" style:font-style-asian="italic" style:font-style-complex="italic"/>
    </style:style>
    <style:style style:name="T9" style:family="text">
      <style:text-properties fo:font-style="italic" officeooo:rsid="0017a99b" style:font-style-asian="italic" style:font-style-complex="italic"/>
    </style:style>
    <style:style style:name="T10" style:family="text">
      <style:text-properties fo:font-style="italic" officeooo:rsid="0019a307" style:font-style-asian="italic" style:font-style-complex="italic"/>
    </style:style>
    <style:style style:name="T11" style:family="text">
      <style:text-properties fo:font-style="italic" officeooo:rsid="002105ef" style:font-style-asian="italic" style:font-style-complex="italic"/>
    </style:style>
    <style:style style:name="T12" style:family="text">
      <style:text-properties fo:font-style="italic" officeooo:rsid="0029473c" style:font-style-asian="italic" style:font-style-complex="italic"/>
    </style:style>
    <style:style style:name="T13" style:family="text">
      <style:text-properties fo:font-style="italic" officeooo:rsid="002ba28d" style:font-style-asian="italic" style:font-style-complex="italic"/>
    </style:style>
    <style:style style:name="T14" style:family="text">
      <style:text-properties fo:font-style="italic" officeooo:rsid="00414ae8" style:font-style-asian="italic" style:font-style-complex="italic"/>
    </style:style>
    <style:style style:name="T15" style:family="text">
      <style:text-properties fo:font-style="italic" officeooo:rsid="00462024" style:font-style-asian="italic" style:font-style-complex="italic"/>
    </style:style>
    <style:style style:name="T16" style:family="text">
      <style:text-properties officeooo:rsid="001a7171"/>
    </style:style>
    <style:style style:name="T17" style:family="text">
      <style:text-properties style:text-line-through-style="none" style:text-line-through-type="none" fo:font-style="italic" officeooo:rsid="002487c9" style:font-style-asian="italic" style:font-style-complex="italic"/>
    </style:style>
    <style:style style:name="T18" style:family="text">
      <style:text-properties style:text-line-through-style="none" style:text-line-through-type="none" fo:font-style="italic" officeooo:rsid="0024ef88" style:font-style-asian="italic" style:font-style-complex="italic"/>
    </style:style>
    <style:style style:name="T19" style:family="text">
      <style:text-properties style:text-line-through-style="none" style:text-line-through-type="none" fo:font-style="italic" officeooo:rsid="0030281c" style:font-style-asian="italic" style:font-style-complex="italic"/>
    </style:style>
    <style:style style:name="T20" style:family="text">
      <style:text-properties style:text-line-through-style="none" style:text-line-through-type="none" fo:font-style="italic" officeooo:rsid="00415502" style:font-style-asian="italic" style:font-style-complex="italic"/>
    </style:style>
    <style:style style:name="T21" style:family="text">
      <style:text-properties style:text-line-through-style="none" style:text-line-through-type="none" fo:font-style="italic" officeooo:rsid="0043bcf4" style:font-style-asian="italic" style:font-style-complex="italic"/>
    </style:style>
    <style:style style:name="T22" style:family="text">
      <style:text-properties officeooo:rsid="002ba28d"/>
    </style:style>
    <style:style style:name="T23" style:family="text">
      <style:text-properties officeooo:rsid="002d1d3f"/>
    </style:style>
    <style:style style:name="T24" style:family="text">
      <style:text-properties officeooo:rsid="002e79e5"/>
    </style:style>
    <style:style style:name="T25" style:family="text">
      <style:text-properties officeooo:rsid="002f8d54"/>
    </style:style>
    <style:style style:name="T26" style:family="text">
      <style:text-properties officeooo:rsid="0030da98"/>
    </style:style>
    <style:style style:name="T27" style:family="text">
      <style:text-properties officeooo:rsid="0032a0fb"/>
    </style:style>
    <style:style style:name="T28" style:family="text">
      <style:text-properties officeooo:rsid="0033894c"/>
    </style:style>
    <style:style style:name="T29" style:family="text">
      <style:text-properties officeooo:rsid="0035771f"/>
    </style:style>
    <style:style style:name="T30" style:family="text">
      <style:text-properties officeooo:rsid="00370af6"/>
    </style:style>
    <style:style style:name="T31" style:family="text">
      <style:text-properties officeooo:rsid="00399357"/>
    </style:style>
    <style:style style:name="T32" style:family="text">
      <style:text-properties officeooo:rsid="003aff6e"/>
    </style:style>
    <style:style style:name="T33" style:family="text">
      <style:text-properties officeooo:rsid="003cf381"/>
    </style:style>
    <style:style style:name="T34" style:family="text">
      <style:text-properties officeooo:rsid="003daae7"/>
    </style:style>
    <style:style style:name="T35" style:family="text">
      <style:text-properties fo:font-style="normal" officeooo:rsid="003daae7" style:font-style-asian="normal" style:font-style-complex="normal"/>
    </style:style>
    <style:style style:name="T36" style:family="text">
      <style:text-properties fo:font-style="normal" officeooo:rsid="0040b012" style:font-style-asian="normal" style:font-style-complex="normal"/>
    </style:style>
    <style:style style:name="T37" style:family="text">
      <style:text-properties officeooo:rsid="004644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→<text:span text:style-name="T27"> Systemd ist der erste Prozess der gestartet wir (init-Prozess mit id-1).</text:span></text:p>
      <text:p text:style-name="P2">→<text:span text:style-name="T27"> Systemd dient zum Starten, Überwachen und Beenden weiterer Prozesse.</text:span></text:p>
      <text:p text:style-name="P2">→<text:span text:style-name="T28"> Systemd Startet das System (Linux) und betreut es.</text:span></text:p>
      <text:p text:style-name="P2">→<text:span text:style-name="T29"> Mit dem Befehl Systemctl wird Systemd configuriert, services </text:span><text:span text:style-name="T37">(Prozesse)</text:span><text:span text:style-name="T29"> überwacht, gestartet <text:tab/>und beendet.</text:span></text:p>
      <text:p text:style-name="P2">→<text:span text:style-name="T1"> Status eines Prozess überprüfen: </text:span></text:p>
      <text:p text:style-name="P6"><text:tab/>systemctl status Prozessname</text:p>
      <text:p text:style-name="P2"/>
      <text:p text:style-name="P2">→<text:span text:style-name="T26"> Alle laufenden Prozesse anzeigen lassen:</text:span></text:p>
      <text:p text:style-name="P2"><text:tab/><text:span text:style-name="T26">systemctl | grep running</text:span></text:p>
      <text:p text:style-name="P2"/>
      <text:p text:style-name="P2">→<text:span text:style-name="T16"> Anzeigen lassen, welche Prozesse beim Booten gestartet werden:</text:span></text:p>
      <text:p text:style-name="P2"><text:tab/><text:span text:style-name="T16">systemctl <text:s/>list-unit-files –type=service –state=enabled</text:span></text:p>
      <text:p text:style-name="Standard"/>
      <text:p text:style-name="Standard">→<text:span text:style-name="T2"> Prozess stoppen, starten, neustarten:</text:span></text:p>
      <text:p text:style-name="Standard"><text:tab/><text:span text:style-name="T2">systemctl stop Prozessname // stoppen.</text:span></text:p>
      <text:p text:style-name="P1"><text:tab/><text:span text:style-name="T2">systemctl start Prozessname // starten.</text:span></text:p>
      <text:p text:style-name="P1"><text:tab/><text:span text:style-name="T2">systemctl restart Prozessname // neustarten.</text:span></text:p>
      <text:p text:style-name="P1"/>
      <text:p text:style-name="P1">→<text:span text:style-name="T3"> Prozess Konfiguratin neu laden (nach änderung): </text:span></text:p>
      <text:p text:style-name="P2"><text:tab/><text:span text:style-name="T2">systemctl reload Prozessname</text:span></text:p>
      <text:p text:style-name="P2"/>
      <text:p text:style-name="P2">→<text:span text:style-name="T4"> Prozess beim Booten starten/ nicht starten:</text:span></text:p>
      <text:p text:style-name="P3"><text:tab/><text:span text:style-name="T2">systemctl enable Prozessname //starten.</text:span></text:p>
      <text:p text:style-name="P4"><text:tab/><text:span text:style-name="T2">systemctl disable Prozessname // nicht starten.<text:tab/></text:span></text:p>
      <text:p text:style-name="P4"/>
      <text:p text:style-name="P4">→<text:span text:style-name="T30"> Mit targets in verschiedene Modi wechseln, z.B. multi-user-modus oder rescue-modus</text:span></text:p>
      <text:p text:style-name="P4"><text:tab/>→<text:span text:style-name="T31"> systemctl reboot </text:span></text:p>
      <text:p text:style-name="P4"><text:tab/><text:tab/>→<text:span text:style-name="T31"> es existiert eine Datei reboot.target.wants.</text:span></text:p>
      <text:p text:style-name="P4"><text:tab/><text:tab/>→<text:span text:style-name="T31"> der Befehl bedeutet: neues Ziel (target) ist die Datei reboot.target.wants</text:span></text:p>
      <text:p text:style-name="P4"><text:tab/><text:tab/><text:tab/>→<text:span text:style-name="T31"> in dieser Datei werden die Skripte zum Rebooten ausgeführt.</text:span></text:p>
      <text:p text:style-name="P4"><text:tab/>→<text:span text:style-name="T32"> läuft die GUI wurde die Datei graphical.target.wants ausgeführt.</text:span></text:p>
      <text:p text:style-name="P4"><text:tab/><text:tab/>→<text:span text:style-name="T32"> Das Ziel war die GUI zu starten.</text:span></text:p>
      <text:p text:style-name="P4"><text:tab/>→<text:span text:style-name="T32"> anzeigen lassen welches target beim booten ausgeführt wird</text:span></text:p>
      <text:p text:style-name="P4"><text:tab/><text:tab/>→<text:span text:style-name="T32"> # systemctl get-default</text:span></text:p>
      <text:p text:style-name="P4"><text:tab/>→<text:span text:style-name="T33"> ändern welches target beim booten ausgeführt wird</text:span></text:p>
      <text:p text:style-name="P4"><text:tab/><text:tab/>→<text:span text:style-name="T33"> # systemctl set-default multi-user.target</text:span></text:p>
      <text:p text:style-name="P4"><text:tab/>→<text:span text:style-name="T34"> alle targets anzeigen lassen</text:span></text:p>
      <text:p text:style-name="P4"><text:tab/><text:tab/>→<text:span text:style-name="T34"> # ls /</text:span><text:span text:style-name="T35">lib/systemd/system | grep wants</text:span></text:p>
      <text:p text:style-name="P4"><text:span text:style-name="T35"><text:tab/>→</text:span><text:span text:style-name="T36"> target wechseln </text:span></text:p>
      <text:p text:style-name="P11"><text:tab/><text:tab/>→ # systemctl isolate multi-user.target</text:p>
      <text:p text:style-name="P12"/>
      <text:p text:style-name="P4"/>
      <text:p text:style-name="P4">////////////////////////////<text:span text:style-name="T5">targets//////////////////////////////</text:span></text:p>
      <text:p text:style-name="P4">→<text:span text:style-name="T5"> in </text:span><text:span text:style-name="T6">etc/systemd/system/ befinden sich target-</text:span><text:span text:style-name="T14">Ordner</text:span><text:span text:style-name="T6">.</text:span></text:p>
      <text:p text:style-name="P4"/>
      <text:p text:style-name="P4"><text:span text:style-name="T8">→</text:span><text:span text:style-name="T9"> in den target.wants Ordner stehen die .</text:span><text:span text:style-name="T12">s</text:span><text:span text:style-name="T9">ervice </text:span><text:span text:style-name="T12">Dateien,</text:span><text:span text:style-name="T9"> </text:span><text:span text:style-name="T12">in denen stehen, welche Prozesse <text:s text:c="14"/><text:tab/>gestartet werden sollen</text:span><text:span text:style-name="T9">.</text:span></text:p>
      <text:p text:style-name="P4"><text:span text:style-name="T9"><text:tab/><text:tab/>→</text:span><text:span text:style-name="T15"> bspw. Gibt es eine service-datei/unit-datei mit der man mongoDB startet.</text:span></text:p>
      <text:p text:style-name="P4"><text:span text:style-name="T9"><text:tab/>-</text:span><text:span text:style-name="T10">Diese Service Dateien werden auch Unit Files genannt.</text:span></text:p>
      <text:p text:style-name="P4"><text:span text:style-name="T10"><text:tab/>-.</text:span><text:span text:style-name="T11">service dateien sind also Scripte, die Prozesse starten.</text:span></text:p>
      <text:p text:style-name="P4"><text:soft-page-break/><text:span text:style-name="T11"><text:tab/></text:span><text:span text:style-name="T17">-Die start-scripte </text:span><text:span text:style-name="T20">um die service-Dateien zu starten,</text:span><text:span text:style-name="T17"> stehen in lib/systemd/system/… und in <text:tab/>etc/systemd/system/…, </text:span><text:span text:style-name="T20">die </text:span><text:span text:style-name="T21">Ordner mit den </text:span><text:span text:style-name="T20">service-Dateien</text:span><text:span text:style-name="T17">.</text:span></text:p>
      <text:p text:style-name="P4"><text:span text:style-name="T17"><text:tab/>-</text:span><text:span text:style-name="T18">alle Scripte die beispielsweise in lib/systemd/system/graphical.target.wants stehen, werden <text:tab/>ausgeführt und damit die Prozesse die in ihnen stehen gestartet, wenn in etc/systemd/system/<text:tab/>graphical.target.</text:span><text:span text:style-name="T19">wants</text:span><text:span text:style-name="T18"> die links auf lib/systemd/system/graphical.target.wants stehen.</text:span></text:p>
      <text:p text:style-name="P3"/>
      <text:p text:style-name="P5"><text:span text:style-name="T6">→ etc/systemd/system/default </text:span><text:span text:style-name="T7">ist ein link, auf ein target z.B. auf lib/systemd/system/graphical.target</text:span></text:p>
      <text:p text:style-name="P7"><text:tab/>ein GUI-Prozess (windowmanager…) wird beim Systemstart geladen.</text:p>
      <text:p text:style-name="P5"><text:span text:style-name="T7"><text:tab/></text:span><text:span text:style-name="T8">Link erstellen durch: Systemctl set-default graphical.target.</text:span></text:p>
      <text:p text:style-name="P8"/>
      <text:p text:style-name="P5"><text:span text:style-name="T8">→</text:span><text:span text:style-name="T13"> Units (.service Dateien) Anzeigen:</text:span></text:p>
      <text:p text:style-name="P10"><text:tab/>systemctr list-units | grep .service</text:p>
      <text:p text:style-name="P8"><text:tab/>- <text:span text:style-name="T22">Ausgabe: alle scripte mit denen Prozesse gestartet werden können:</text:span></text:p>
      <text:p text:style-name="P9"><text:tab/><text:tab/><text:span text:style-name="T22">systemctr start prozessname.service </text:span></text:p>
      <text:p text:style-name="P9"/>
      <text:p text:style-name="P9">→<text:span text:style-name="T23"> Anzeigen ob Prozesse beim booten gestartet wird:</text:span></text:p>
      <text:p text:style-name="P9"><text:tab/><text:span text:style-name="T23">systemctl is-enabled prozessname.service</text:span></text:p>
      <text:p text:style-name="P9"/>
      <text:p text:style-name="P9">→<text:span text:style-name="T23"> prozesse beim booten starten/nicht starten:</text:span></text:p>
      <text:p text:style-name="P9"><text:tab/><text:span text:style-name="T23">sudo systemctl enable <text:s/>prozessname.service</text:span></text:p>
      <text:p text:style-name="P9"><text:tab/><text:span text:style-name="T24">sudo systemctl disable prozessname.service</text:span></text:p>
      <text:p text:style-name="P9"/>
      <text:p text:style-name="P9">→<text:span text:style-name="T25"> Anzeigen welche Prozesse beim Booten gestartet werden und welche nicht:</text:span></text:p>
      <text:p text:style-name="P9"><text:tab/><text:span text:style-name="T25">Systemctl list-unit-files –type service</text:span></text:p>
      <text:p text:style-name="P9">→<text:span text:style-name="T26"> Anzeigen welche Prozesse beim Booten gestartet werden:</text:span></text:p>
      <text:p text:style-name="P9"><text:tab/><text:span text:style-name="T26">systemctl list-unit-files | grep enable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5-21T05:57:56.819739265</meta:creation-date>
    <meta:generator>LibreOffice/6.4.7.2$Linux_X86_64 LibreOffice_project/40$Build-2</meta:generator>
    <meta:editing-duration>PT1H21M21S</meta:editing-duration>
    <meta:editing-cycles>19</meta:editing-cycles>
    <dc:date>2021-09-03T18:34:21.811991154</dc:date>
    <meta:document-statistic meta:table-count="0" meta:image-count="0" meta:object-count="0" meta:page-count="2" meta:paragraph-count="58" meta:word-count="423" meta:character-count="3347" meta:non-whitespace-character-count="2907"/>
  </office:meta>
</office:document-meta>
</file>